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FFFFFF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BE2D5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ackground-color="#FFFFFF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8.89cm"/>
    </style:style>
    <style:style style:name="co2" style:family="table-column">
      <style:table-column-properties fo:break-before="auto" style:column-width="3.78883333333333cm" style:use-optimal-column-width="true"/>
    </style:style>
    <style:style style:name="co3" style:family="table-column">
      <style:table-column-properties fo:break-before="auto" style:column-width="3.78883333333333cm"/>
    </style:style>
    <style:style style:name="co4" style:family="table-column">
      <style:table-column-properties fo:break-before="auto" style:column-width="2.667cm" style:use-optimal-column-width="true"/>
    </style:style>
    <style:style style:name="co5" style:family="table-column">
      <style:table-column-properties fo:break-before="auto" style:column-width="2.20133333333333cm"/>
    </style:style>
    <style:style style:name="co6" style:family="table-column">
      <style:table-column-properties fo:break-before="auto" style:column-width="2.688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is-true-formula(AND(COUNTIF([.$E:.$E]; [.E1])&gt;1;NOT(ISBLANK([.E1]))))" style:apply-style-name="cf6" style:base-cell-address="Feuille1.E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  <style:map style:condition="of:is-true-formula(AND(COUNTIF([.$E:.$E]; [.E1])&gt;1;NOT(ISBLANK([.E1]))))" style:apply-style-name="cf6" style:base-cell-address="Feuille1.E1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  <style:map style:condition="of:is-true-formula(AND(COUNTIF([.$E:.$E]; [.E1])&gt;1;NOT(ISBLANK([.E1]))))" style:apply-style-name="cf6" style:base-cell-address="Feuille1.E1"/>
    </style:style>
    <style:style style:name="ce17" style:family="table-cell" style:parent-style-name="Default" style:data-style-name="N0">
      <style:table-cell-properties fo:border="thin solid #000000" style:vertical-align="middle"/>
      <style:text-properties style:font-name="Calibri" style:font-name-asian="Calibri" style:font-name-complex="Calibri" style:font-family-generic="swiss"/>
      <style:map style:condition="of:is-true-formula(AND(COUNTIF([.$E:.$E]; [.E1])&gt;1;NOT(ISBLANK([.E1]))))" style:apply-style-name="cf6" style:base-cell-address="Feuille1.E1"/>
    </style:style>
    <style:style style:name="ce18" style:family="table-cell" style:parent-style-name="Default" style:data-style-name="N0">
      <style:table-cell-properties fo:border="thin solid #000000" style:vertical-align="middle" fo:background-color="#FFFFFF"/>
      <style:text-properties style:font-name="Calibri" style:font-name-asian="Calibri" style:font-name-complex="Calibri" style:font-family-generic="swiss"/>
      <style:map style:condition="of:is-true-formula(AND(COUNTIF([.$E:.$E]; [.E1])&gt;1;NOT(ISBLANK([.E1]))))" style:apply-style-name="cf6" style:base-cell-address="Feuille1.E1"/>
    </style:style>
    <style:style style:name="ce19" style:family="table-cell" style:parent-style-name="Default" style:data-style-name="N0">
      <style:text-properties style:font-name="Calibri" style:font-name-asian="Calibri" style:font-name-complex="Calibri" style:font-family-generic="swiss"/>
      <style:map style:condition="of:is-true-formula(AND(COUNTIF([.$E:.$E]; [.E1])&gt;1;NOT(ISBLANK([.E1]))))" style:apply-style-name="cf6" style:base-cell-address="Feuille1.E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3"/>
        <table:table-column table:style-name="co2" table:default-cell-style-name="ce4"/>
        <table:table-column table:style-name="co3" table:number-columns-repeated="2" table:default-cell-style-name="ce4"/>
        <table:table-column table:style-name="co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5" table:number-columns-repeated="16376" table:default-cell-style-name="ce4"/>
        <table:table-row table:style-name="ro1">
          <table:table-cell office:value-type="string" table:style-name="ce2">
            <text:p>LISTING DES RUES<text:s/></text:p>
          </table:table-cell>
          <table:table-cell table:number-columns-repeated="3" table:style-name="ce3"/>
          <table:table-cell table:style-name="ce14"/>
          <table:table-cell table:number-columns-repeated="7" table:style-name="ce3"/>
          <table:table-cell table:number-columns-repeated="7" table:style-name="ce4"/>
          <table:table-cell table:number-columns-repeated="16365" table:style-name="ce3"/>
        </table:table-row>
        <table:table-row table:style-name="ro1">
          <table:table-cell table:style-name="ce5"/>
          <table:table-cell table:number-columns-repeated="3" table:style-name="ce6"/>
          <table:table-cell table:style-name="ce15"/>
          <table:table-cell table:number-columns-repeated="2" table:style-name="ce6"/>
          <table:table-cell table:number-columns-repeated="12" table:style-name="ce4"/>
          <table:table-cell table:number-columns-repeated="16365" table:style-name="ce1"/>
        </table:table-row>
        <table:table-row table:style-name="ro2">
          <table:table-cell office:value-type="string" table:style-name="ce7">
            <text:p>COMMUNE</text:p>
          </table:table-cell>
          <table:table-cell office:value-type="string" table:style-name="ce7">
            <text:p>SECTION DE LA RUE<text:s/>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COMPLEMENTS</text:p>
          </table:table-cell>
          <table:table-cell office:value-type="string" table:style-name="ce16">
            <text:p>NOMS DE VOIES</text:p>
          </table:table-cell>
          <table:table-cell office:value-type="string" table:style-name="ce7">
            <text:p>Code POSTAL<text:s/></text:p>
          </table:table-cell>
          <table:table-cell office:value-type="string" table:style-name="ce7">
            <text:p>SECTEURS</text:p>
          </table:table-cell>
          <table:table-cell table:number-columns-repeated="16377" table:style-name="ce8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ACCACI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6377" table:style-name="ce4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ALO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6377" table:style-name="ce4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ANAN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ANTHURIUM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ATEL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AVOCAT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BAIES ROS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BIBASS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BLEUET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LE <text:s/>BORD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BOUGAINVILL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CAFE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<text:s/>DES CAMPHR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<text:s/>DES CANELL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CAPUCIN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<text:s/>DE LA CASCAD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 LA <text:s/>CIT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<text:s/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<text:s/>DES CITRONN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<text:s/>DES CLOCHETT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COMBAV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DU <text:s/>COMMERC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<text:s/>DE LA CU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DALHI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DATT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text:s/></text:p>
          </table:table-cell>
          <table:table-cell table:style-name="ce10"/>
          <table:table-cell office:value-type="string" table:style-name="ce17">
            <text:p><text:s/>DES FRER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GREVILLE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HIRONDELL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LLE</text:p>
          </table:table-cell>
          <table:table-cell table:style-name="ce10"/>
          <table:table-cell office:value-type="string" table:style-name="ce17">
            <text:p>DES <text:s/>HORTENSI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JAMBLON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KAKI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DE <text:s/>L’EQUER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LATAN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DE <text:s/>L'EGLIS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LETCHI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LIL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MANDARIN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MARAICH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ALLÉE</text:p>
          </table:table-cell>
          <table:table-cell table:style-name="ce10"/>
          <table:table-cell office:value-type="string" table:style-name="ce17">
            <text:p>DES <text:s/>MARGUERIT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style-name="ce4"/>
          <table:table-cell table:style-name="ce1"/>
          <table:table-cell table:number-columns-repeated="10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ALLÉE</text:p>
          </table:table-cell>
          <table:table-cell table:style-name="ce10"/>
          <table:table-cell office:value-type="string" table:style-name="ce17">
            <text:p><text:s/>DES MOELLON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MOINEAUX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MUGUET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DES <text:s/>ORANG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PAPILLON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DE LA <text:s/>POINT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<text:s/>DES PRUN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text:s/></text:p>
          </table:table-cell>
          <table:table-cell table:style-name="ce10"/>
          <table:table-cell office:value-type="string" table:style-name="ce17">
            <text:p><text:s/>DU PUIT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U µ RADIERS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<text:s/>RENETT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DES <text:s/>REV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<text:s/>DE LA ROSERAI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DE LA <text:s/>SER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 LA SOURC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DES <text:s/>TOUTERELL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ARC EN CIEL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BAIL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BAMBOU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BANAN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BASSIN SASSA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BASTIAN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BAYARD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BENJOIN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BLAIN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LLE</text:p>
          </table:table-cell>
          <table:table-cell table:style-name="ce10"/>
          <table:table-cell office:value-type="string" table:style-name="ce17">
            <text:p>BLEU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office:value-type="string" table:style-name="ce10">
            <text:p>50 à 64 + 63</text:p>
          </table:table-cell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BOIS DE FER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office:value-type="string" table:style-name="ce10">
            <text:p>6 à 24 + 25</text:p>
          </table:table-cell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BOIS DE FER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office:value-type="string" table:style-name="ce10">
            <text:p>1 à 21 et <text:s/>2 à22</text:p>
          </table:table-cell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BRAS LONG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office:value-type="string" table:style-name="ce10">
            <text:p>24 à 218 et 31 à 251</text:p>
          </table:table-cell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BRAS LONG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CABL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CADET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text:s/></text:p>
          </table:table-cell>
          <table:table-cell table:style-name="ce10"/>
          <table:table-cell office:value-type="string" table:style-name="ce17">
            <text:p>CAFR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CANDA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CASABIANCA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CD26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CERIS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CESAIRE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CHATEAU D’EAU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CHOUCHOU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DU CIMETIE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CINE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CORNEILL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text:s/></text:p>
          </table:table-cell>
          <table:table-cell table:style-name="ce10"/>
          <table:table-cell office:value-type="string" table:style-name="ce17">
            <text:p>COR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COTEAUX SEC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DEFAUD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JASMIN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ZANZIBA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DIJOUX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DIMITIL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DUBARD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ELIE HOARAU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ELIEN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EUCALYPTU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EVI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text:s/></text:p>
          </table:table-cell>
          <table:table-cell table:style-name="ce10"/>
          <table:table-cell office:value-type="string" table:style-name="ce17">
            <text:p>FANJEAN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FELIX POINTIEN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FILAO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FLAMBOYANT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FONTAIN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FORTUNE HOARAU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ALLÉE</text:p>
          </table:table-cell>
          <table:table-cell table:style-name="ce10"/>
          <table:table-cell office:value-type="string" table:style-name="ce17">
            <text:p>DES FOUGER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FRONTIN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GALABERT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GERANIUM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GOYAV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GRAND FOND EXTERIEUR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text:s/></text:p>
          </table:table-cell>
          <table:table-cell table:style-name="ce10"/>
          <table:table-cell office:value-type="string" table:style-name="ce17">
            <text:p>GRAND FOND INTERIEUR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GRENADIN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HIBISCU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HUBERT DELISL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JACQU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JAMEROS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LLE<text:s/></text:p>
          </table:table-cell>
          <table:table-cell table:style-name="ce10"/>
          <table:table-cell office:value-type="string" table:style-name="ce17">
            <text:p>JAUN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office:value-type="string" table:style-name="ce10">
            <text:p>1 à115 et 2 à 162</text:p>
          </table:table-cell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JEAN LAURET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office:value-type="string" table:style-name="ce10">
            <text:p>153 à 451 et 154 à 486</text:p>
          </table:table-cell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JEAN LAURET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JULIUS HOARAU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LAURENT LAURET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LEPERLIER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LONGANI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text:s/></text:p>
          </table:table-cell>
          <table:table-cell table:style-name="ce10"/>
          <table:table-cell office:value-type="string" table:style-name="ce17">
            <text:p>LOULOU BARDEUR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LY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MACAI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MAHOT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MANGU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text:s/></text:p>
          </table:table-cell>
          <table:table-cell table:style-name="ce10"/>
          <table:table-cell office:value-type="string" table:style-name="ce17">
            <text:p>MARGOUILLAT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MAURICE BERICHON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MELIN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</text:p>
          </table:table-cell>
          <table:table-cell table:style-name="ce10"/>
          <table:table-cell office:value-type="string" table:style-name="ce17">
            <text:p>MISETTE</text:p>
          </table:table-cell>
          <table:table-cell office:value-type="float" office:value="97414" table:style-name="ce11">
            <text:p>97414</text:p>
          </table:table-cell>
          <table:table-cell table:style-name="ce12"/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MONDON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<text:s/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NARCISS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NEUF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OEILLET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LLE</text:p>
          </table:table-cell>
          <table:table-cell table:style-name="ce10"/>
          <table:table-cell office:value-type="string" table:style-name="ce17">
            <text:p>ORANG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DES ORCHIDE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PAILLES EN QUEU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PALMIERS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PAMPLEMOUSS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PAPANGU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PAPAY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U PARC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PASSIFLORE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PAYET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PECH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PETUNIA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PIFFARELLY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REMY RIVIE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ROLAND GARRO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SAPOT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SOURCES RAISIN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DE LA TABL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U TAMARINI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TEC TEC<text:s/>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text:s/></text:p>
          </table:table-cell>
          <table:table-cell table:style-name="ce10"/>
          <table:table-cell office:value-type="string" table:style-name="ce18">
            <text:p>TROU DE MAGASIN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text:s/>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CHEMIN</text:p>
          </table:table-cell>
          <table:table-cell table:style-name="ce10"/>
          <table:table-cell office:value-type="string" table:style-name="ce17">
            <text:p>TROU DE TERR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LLE</text:p>
          </table:table-cell>
          <table:table-cell table:style-name="ce10"/>
          <table:table-cell office:value-type="string" table:style-name="ce17">
            <text:p>VERT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VERVEIN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IMPASSE</text:p>
          </table:table-cell>
          <table:table-cell table:style-name="ce10"/>
          <table:table-cell office:value-type="string" table:style-name="ce17">
            <text:p>DES VETYVERS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'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VICTOR NATIVEL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text:s/></text:p>
          </table:table-cell>
          <table:table-cell table:style-name="ce10"/>
          <table:table-cell office:value-type="string" table:style-name="ce17">
            <text:p>VIENN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LLE</text:p>
          </table:table-cell>
          <table:table-cell table:style-name="ce10"/>
          <table:table-cell office:value-type="string" table:style-name="ce17">
            <text:p>VIOLETTE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B</text:p>
          </table:table-cell>
          <table:table-cell table:number-columns-repeated="12" table:style-name="ce4"/>
          <table:table-cell table:number-columns-repeated="16365" table:style-name="ce1"/>
        </table:table-row>
        <table:table-row table:style-name="ro3">
          <table:table-cell office:value-type="string" table:style-name="ce9">
            <text:p>COMMUNE DE L’ENTRE DEUX</text:p>
          </table:table-cell>
          <table:table-cell table:style-name="ce10"/>
          <table:table-cell office:value-type="string" table:style-name="ce10">
            <text:p>RUE</text:p>
          </table:table-cell>
          <table:table-cell table:style-name="ce10"/>
          <table:table-cell office:value-type="string" table:style-name="ce17">
            <text:p>VITRY</text:p>
          </table:table-cell>
          <table:table-cell office:value-type="float" office:value="97414" table:style-name="ce11">
            <text:p>97414</text:p>
          </table:table-cell>
          <table:table-cell office:value-type="string" table:style-name="ce12">
            <text:p>A</text:p>
          </table:table-cell>
          <table:table-cell table:number-columns-repeated="12" table:style-name="ce4"/>
          <table:table-cell table:number-columns-repeated="16365" table:style-name="ce1"/>
        </table:table-row>
        <table:table-row table:number-rows-repeated="1048413" table:style-name="ro1">
          <table:table-cell table:number-columns-repeated="4"/>
          <table:table-cell table:style-name="ce19"/>
          <table:table-cell table:number-columns-repeated="16379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FFC7CE"/>
      <style:text-properties fo:color="#9C0006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style:font-name="Aptos Narrow" style:font-name-asian="Aptos Narrow" style:font-name-complex="Aptos Narrow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-X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Christophe ENGUEHARD</meta:initial-creator>
    <dc:creator>Christophe ENGUEHARD</dc:creator>
    <meta:creation-date>2025-03-20T08:36:40Z</meta:creation-date>
    <dc:date>2025-05-30T12:27:28Z</dc:date>
    <meta:print-date>2025-05-09T08:26:33Z</meta:print-date>
    <meta:editing-cycles>2</meta:editing-cycles>
    <meta:editing-duration>PT1226S</meta:editing-duration>
  </office:meta>
</office:document-meta>
</file>